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e6e6e6"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e6e6e6"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e6e6e6" fo:padding="0.0382in" fo:border="0.05pt solid #000000">
        <style:background-image/>
      </style:table-cell-properties>
    </style:style>
    <style:style style:name="Table1" style:family="table">
      <style:table-properties style:width="6.0979in" table:align="left"/>
    </style:style>
    <style:style style:name="Table1.A" style:family="table-column">
      <style:table-column-properties style:column-width="1.1028in"/>
    </style:style>
    <style:style style:name="Table1.B" style:family="table-column">
      <style:table-column-properties style:column-width="4.9951in"/>
    </style:style>
    <style:style style:name="Table1.1" style:family="table-row">
      <style:table-row-properties fo:background-color="#d9bb7a">
        <style:background-image/>
      </style:table-row-properties>
    </style:style>
    <style:style style:name="Table1.A1" style:family="table-cell">
      <style:table-cell-properties style:vertical-align="middle" fo:background-color="#0099ff" fo:padding="0.0194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e6e6e6"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e6e6e6"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e6e6e6" fo:padding="0.0382in" fo:border="0.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6e6e6"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e6e6e6" fo:padding="0.0382in" fo:border="0.05pt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e6e6e6" fo:padding="0.0382in" fo:border="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e6e6e6"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e6e6e6"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e6e6e6" fo:padding="0.0382in" fo:border="0.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e6e6e6" fo:padding="0.0382in" fo:border="0.05pt solid #000000">
        <style:background-image/>
      </style:table-cell-properties>
    </style:style>
    <style:style style:name="Table15" style:family="table">
      <style:table-properties style:width="0.7826in" table:align="left"/>
    </style:style>
    <style:style style:name="Table15.A" style:family="table-column">
      <style:table-column-properties style:column-width="0.7826in"/>
    </style:style>
    <style:style style:name="Table15.A1" style:family="table-cell">
      <style:table-cell-properties style:vertical-align="middle" fo:background-color="#e6e6e6" fo:padding="0.0194in" fo:border="none">
        <style:background-image/>
      </style:table-cell-properties>
    </style:style>
    <style:style style:name="Table16" style:family="table">
      <style:table-properties style:width="3.7042in" table:align="left"/>
    </style:style>
    <style:style style:name="Table16.A" style:family="table-column">
      <style:table-column-properties style:column-width="3.7042in"/>
    </style:style>
    <style:style style:name="Table16.A1" style:family="table-cell">
      <style:table-cell-properties style:vertical-align="middle" fo:background-color="#e6e6e6" fo:padding="0.0194in" fo:border="none">
        <style:background-image/>
      </style:table-cell-properties>
    </style:style>
    <style:style style:name="Table17" style:family="table">
      <style:table-properties style:width="5.6215in" table:align="left"/>
    </style:style>
    <style:style style:name="Table17.A" style:family="table-column">
      <style:table-column-properties style:column-width="5.6215in"/>
    </style:style>
    <style:style style:name="Table17.A1" style:family="table-cell">
      <style:table-cell-properties style:vertical-align="middle" fo:background-color="#e6e6e6" fo:padding="0.0194in" fo:border="none">
        <style:background-image/>
      </style:table-cell-properties>
    </style:style>
    <style:style style:name="Table18" style:family="table">
      <style:table-properties style:width="3.7882in" table:align="left"/>
    </style:style>
    <style:style style:name="Table18.A" style:family="table-column">
      <style:table-column-properties style:column-width="3.7882in"/>
    </style:style>
    <style:style style:name="Table18.A1" style:family="table-cell">
      <style:table-cell-properties style:vertical-align="middle" fo:background-color="#e6e6e6" fo:padding="0.0194in" fo:border="none">
        <style:background-image/>
      </style:table-cell-properties>
    </style:style>
    <style:style style:name="Table19" style:family="table">
      <style:table-properties style:width="4.6208in" table:align="left"/>
    </style:style>
    <style:style style:name="Table19.A" style:family="table-column">
      <style:table-column-properties style:column-width="4.6208in"/>
    </style:style>
    <style:style style:name="Table19.A1" style:family="table-cell">
      <style:table-cell-properties style:vertical-align="middle" fo:background-color="#e6e6e6" fo:padding="0.0194in" fo:border="none">
        <style:background-image/>
      </style:table-cell-properties>
    </style:style>
    <style:style style:name="Table20" style:family="table">
      <style:table-properties style:width="3.6222in" table:align="left"/>
    </style:style>
    <style:style style:name="Table20.A" style:family="table-column">
      <style:table-column-properties style:column-width="3.6222in"/>
    </style:style>
    <style:style style:name="Table20.A1" style:family="table-cell">
      <style:table-cell-properties style:vertical-align="middle" fo:background-color="#e6e6e6" fo:padding="0.0194in" fo:border="none">
        <style:background-image/>
      </style:table-cell-properties>
    </style:style>
    <style:style style:name="Table21" style:family="table">
      <style:table-properties style:width="4.6208in" table:align="left"/>
    </style:style>
    <style:style style:name="Table21.A" style:family="table-column">
      <style:table-column-properties style:column-width="4.6208in"/>
    </style:style>
    <style:style style:name="Table21.A1" style:family="table-cell">
      <style:table-cell-properties style:vertical-align="middle" fo:background-color="#e6e6e6" fo:padding="0.0194in" fo:border="none">
        <style:background-image/>
      </style:table-cell-properties>
    </style:style>
    <style:style style:name="Table22" style:family="table">
      <style:table-properties style:width="2.2007in" table:align="left"/>
    </style:style>
    <style:style style:name="Table22.A" style:family="table-column">
      <style:table-column-properties style:column-width="2.2007in"/>
    </style:style>
    <style:style style:name="Table22.A1" style:family="table-cell">
      <style:table-cell-properties style:vertical-align="middle" fo:background-color="#e6e6e6" fo:padding="0.0194in" fo:border="none">
        <style:background-image/>
      </style:table-cell-properties>
    </style:style>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1965in"/>
      <style:text-properties style:font-name="DejaVu Sans Mono" fo:font-size="10pt" style:font-name-asian="WenQuanYi Micro Hei1" style:font-size-asian="10pt" style:font-name-complex="Lohit Hindi2" style:font-size-complex="10pt"/>
    </style:style>
    <style:style style:name="P3" style:family="paragraph" style:parent-style-name="Table_20_Contents">
      <style:paragraph-properties fo:margin-top="0in" fo:margin-bottom="0.1965in"/>
    </style:style>
    <style:style style:name="P4" style:family="paragraph" style:parent-style-name="Table_20_Contents">
      <style:paragraph-properties fo:margin-top="0in" fo:margin-bottom="0.1965in" fo:text-align="center" style:justify-single-word="false"/>
    </style:style>
    <style:style style:name="P5" style:family="paragraph" style:parent-style-name="Preformatted_20_Text">
      <style:paragraph-properties fo:margin-left="0in" fo:margin-right="0in" fo:margin-top="0in" fo:margin-bottom="0.1965in" fo:text-indent="0in" style:auto-text-indent="false"/>
      <style:text-properties style:font-name="DejaVu Sans Mono" fo:font-size="10pt" style:font-name-asian="WenQuanYi Micro Hei1" style:font-size-asian="10pt" style:font-name-complex="Lohit Hindi2" style:font-size-complex="10pt"/>
    </style:style>
    <style:style style:name="P6" style:family="paragraph" style:parent-style-name="Heading_20_2">
      <style:paragraph-properties fo:break-before="page"/>
    </style:style>
    <style:style style:name="P7" style:family="paragraph" style:parent-style-name="Text_20_body" style:list-style-name="L1"/>
    <style:style style:name="P8" style:family="paragraph" style:parent-style-name="Text_20_body" style:list-style-name="L1">
      <style:paragraph-properties fo:margin-top="0in" fo:margin-bottom="0in"/>
    </style:style>
    <style:style style:name="P9" style:family="paragraph" style:parent-style-name="Heading_20_2">
      <style:text-properties fo:font-size="14pt" style:font-size-asian="14pt" style:font-size-complex="14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color="#d8d8d8"/>
    </style:style>
    <style:style style:name="P12" style:family="paragraph" style:parent-style-name="Preformatted_20_Text">
      <style:text-properties style:use-window-font-color="true"/>
    </style:style>
    <style:style style:name="P13" style:family="paragraph" style:parent-style-name="Preformatted_20_Text">
      <style:text-properties style:use-window-font-color="true" fo:font-style="italic"/>
    </style:style>
    <style:style style:name="P14" style:family="paragraph" style:parent-style-name="Preformatted_20_Text">
      <style:paragraph-properties fo:margin-top="0in" fo:margin-bottom="0.1965in"/>
      <style:text-properties fo:color="#d8d8d8"/>
    </style:style>
    <style:style style:name="P15" style:family="paragraph" style:parent-style-name="Preformatted_20_Text">
      <style:paragraph-properties fo:margin-top="0in" fo:margin-bottom="0.1965in"/>
      <style:text-properties style:use-window-font-color="true"/>
    </style:style>
    <style:style style:name="P16" style:family="paragraph" style:parent-style-name="Table_20_Contents">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ffff"/>
    </style:style>
    <style:style style:name="T4" style:family="text">
      <style:text-properties fo:color="#ffffff" style:text-underline-style="solid" style:text-underline-width="auto" style:text-underline-color="font-color" fo:background-color="transparent" style:font-size-asian="10.5pt"/>
    </style:style>
    <style:style style:name="T5" style:family="text">
      <style:text-properties fo:color="#ffffff" fo:font-weight="bold"/>
    </style:style>
    <style:style style:name="T6" style:family="text">
      <style:text-properties style:font-name="DejaVu Sans Mono" fo:font-size="10pt" style:font-name-asian="WenQuanYi Micro Hei1" style:font-size-asian="10pt" style:font-name-complex="Lohit Hindi2" style:font-size-complex="10pt"/>
    </style:style>
    <style:style style:name="T7" style:family="text">
      <style:text-properties fo:color="#000080"/>
    </style:style>
    <style:style style:name="T8" style:family="text">
      <style:text-properties fo:color="#000080" style:font-size-asian="10.5pt"/>
    </style:style>
    <style:style style:name="T9" style:family="text">
      <style:text-properties fo:color="#ff0000"/>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bed6ff"/>
    </style:style>
    <style:style style:name="T12" style:family="text">
      <style:text-properties fo:color="#ffc600"/>
    </style:style>
    <style:style style:name="T13" style:family="text">
      <style:text-properties style:use-window-font-color="true"/>
    </style:style>
    <style:style style:name="T14" style:family="text">
      <style:text-properties fo:font-size="14pt" fo:font-weight="bold" style:font-size-asian="14pt" style:font-weight-asian="bold" style:font-size-complex="14pt" style:font-weight-complex="bold"/>
    </style:style>
    <text:list-style style:name="L1">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7409in" text:min-label-width="0.2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roduction"/>Introduction<text:bookmark text:name="line-11"/><text:bookmark text:name="line-10"/></text:h>
      <text:p text:style-name="Text_20_body">Subversion is an open source version control system. Using <text:bookmark text:name="line-12"/>Subversion, you can record the history of source files and <text:bookmark text:name="line-13"/>documents. It manages files and directories over time. A tree <text:bookmark text:name="line-14"/>of files is placed into a central repository. The repository <text:bookmark text:name="line-15"/>is much like an ordinary file server, except that it remembers <text:bookmark text:name="line-16"/>every change ever made to files and directories. <text:bookmark text:name="line-18"/><text:bookmark text:name="line-17"/></text:p>
      <text:h text:style-name="Heading_20_1" text:outline-level="1"><text:bookmark text:name="Assumptions"/>Assumptions</text:h>
      <text:p text:style-name="Text_20_body"><text:bookmark text:name="line-20"/><text:bookmark text:name="line-19"/>It is assumed that you are aware of how to run Linux commands, <text:bookmark text:name="line-21"/>edit files, start/stop services in an Ubuntu <text:bookmark text:name="line-22"/>system. It is also assumed that Ubuntu is running, you <text:bookmark text:name="line-23"/>have <text:a xlink:type="simple" xlink:href="https://help.ubuntu.com/community/RootSudo">sudo access</text:a> and you <text:bookmark text:name="line-24"/>want to use Subversion software. <text:bookmark text:name="line-26"/><text:bookmark text:name="line-25"/></text:p>
      <text:p text:style-name="Text_20_body">It is also assumed you have an internet connection. <text:bookmark text:name="line-28"/><text:bookmark text:name="line-27"/></text:p>
      <text:h text:style-name="Heading_20_1" text:outline-level="1"><text:bookmark text:name="Scope_of_this_document"/>Scope of this document</text:h>
      <text:p text:style-name="Text_20_body"><text:bookmark text:name="line-30"/><text:bookmark text:name="line-29"/>To make an SVN repository available to access using the HTTP protocol, you <text:bookmark text:name="line-31"/>must install &amp; configure web server. Apache 2 is proven to work <text:bookmark text:name="line-32"/>with SVN. The installation of Apache 2 Webserver is beyond the <text:bookmark text:name="line-33"/>scope of this document. (See <text:a xlink:type="simple" xlink:href="https://help.ubuntu.com/community/ApacheHTTPserver">ApacheHTTPserver</text:a>.) However, the configuration of Apache 2 Webserver <text:bookmark text:name="line-34"/>for SVN is covered in this document. <text:bookmark text:name="line-36"/><text:bookmark text:name="line-35"/></text:p>
      <text:p text:style-name="Text_20_body">To access an SVN repository using HTTPS protocol, you <text:bookmark text:name="line-37"/>must install &amp; configure digital certificate in your Apache 2 web server. <text:bookmark text:name="line-38"/>The installation and configuration of digital certificate is beyond the <text:bookmark text:name="line-39"/>scope of this document. (See <text:a xlink:type="simple" xlink:href="https://help.ubuntu.com/community/forum/server/apache2/SSL">forum/server/apache2/SSL</text:a>.) <text:bookmark text:name="line-41"/><text:bookmark text:name="line-40"/></text:p>
      <text:h text:style-name="Heading_20_1" text:outline-level="1"><text:bookmark text:name="Installation"/>Installation</text:h>
      <text:p text:style-name="Text_20_body"><text:bookmark text:name="line-43"/><text:bookmark text:name="line-42"/>Subversion is already in the main repository, so to install Subversion you can simply install the <text:span text:style-name="Teletype">subversion</text:span> package (see <text:a xlink:type="simple" xlink:href="https://help.ubuntu.com/community/InstallingSoftware">InstallingSoftware</text:a>). <text:bookmark text:name="line-45"/><text:bookmark text:name="line-44"/></text:p>
      <text:p text:style-name="Text_20_body">If it fails reporting dependencies, please locate the <text:bookmark text:name="line-46"/>packages and install them. If it reports any other issues, <text:bookmark text:name="line-47"/>please resolve them. If you cannot resolve the issue, <text:bookmark text:name="line-48"/>please refer the mailing list archive of those packages. <text:bookmark text:name="line-50"/><text:bookmark text:name="line-49"/></text:p>
      <text:h text:style-name="Heading_20_1" text:outline-level="1"><text:bookmark text:name="Server_Configuration"/>Server Configuration</text:h>
      <text:p text:style-name="Text_20_body"><text:bookmark text:name="line-52"/><text:bookmark text:name="line-51"/>This step assumes you have installed above mentioned packages <text:bookmark text:name="line-53"/>on your system. This section explains how to create SVN repository and <text:bookmark text:name="line-54"/>access the project. <text:bookmark text:name="line-56"/><text:bookmark text:name="line-55"/></text:p>
      <text:h text:style-name="Heading_20_2" text:outline-level="2"/>
      <text:h text:style-name="P6" text:outline-level="2"><text:bookmark text:name="Create_SVN_Repository"/>Create SVN Repository</text:h>
      <text:p text:style-name="Text_20_body"><text:bookmark text:name="line-58"/><text:bookmark text:name="line-57"/>There are several typical places to put a Subversion repository; <text:bookmark text:name="line-59"/>most common places are: /srv/svn, /usr/local/svn and /home/svn. For clarity's sake, we'll <text:bookmark text:name="line-60"/>assume we are putting the Subversion repository in <text:span text:style-name="T2">/home/svn</text:span>, and <text:bookmark text:name="line-61"/>our project's name is simply '<text:span text:style-name="T2">Project</text:span>' <text:bookmark text:name="line-63"/><text:bookmark text:name="line-62"/></text:p>
      <text:p text:style-name="Text_20_body">There are also several common ways to set permissions on your repository. However, <text:bookmark text:name="line-64"/>this area is the most common source of errors in installation, so we will cover it <text:bookmark text:name="line-65"/>thoroughly. Typically, you should choose to create a new group called '<text:span text:style-name="T2">subversion</text:span>' that <text:bookmark text:name="line-66"/>will own the repository directory. To do this (see [<text:a xlink:type="simple" xlink:href="https://help.ubuntu.com/community/AddUsersHowto">AddUsersHowto</text:a>] for details): <text:bookmark text:name="line-68"/><text:bookmark text:name="line-67"/></text:p>
      <text:list xml:id="list18615453591" text:style-name="L1">
        <text:list-item>
          <text:p text:style-name="P7">Choose System &gt; Administration &gt; Users and Groups from your Ubuntu menu. <text:bookmark text:name="line-70"/><text:bookmark text:name="line-69"/></text:p>
        </text:list-item>
        <text:list-item>
          <text:p text:style-name="P8">Click the 'Manage Groups' button. <text:bookmark text:name="line-72"/><text:bookmark text:name="line-71"/></text:p>
        </text:list-item>
        <text:list-item>
          <text:p text:style-name="P8">Click the 'Add' button. <text:bookmark text:name="line-74"/><text:bookmark text:name="line-73"/></text:p>
        </text:list-item>
        <text:list-item>
          <text:p text:style-name="P8">Name the group 'subversion' <text:bookmark text:name="line-76"/><text:bookmark text:name="line-75"/></text:p>
        </text:list-item>
        <text:list-item>
          <text:p text:style-name="P8">Add yourself and www-data (the Apache user) as users to this group <text:bookmark text:name="line-77"/></text:p>
          <text:list>
            <text:list-item>
              <text:p text:style-name="P7">(Note: in order to see www-data you may need to see <text:a xlink:type="simple" xlink:href="https://help.ubuntu.com/community/FixShowAllUsers">FixShowAllUsers</text:a>) <text:bookmark text:name="line-79"/><text:bookmark text:name="line-78"/></text:p>
            </text:list-item>
          </text:list>
        </text:list-item>
        <text:list-item>
          <text:p text:style-name="P7">Click 'OK', then click 'Close' twice to commit your changes and exit the app. <text:bookmark text:name="line-81"/><text:bookmark text:name="line-80"/></text:p>
        </text:list-item>
      </text:list>
      <text:p text:style-name="Text_20_body">You have to logout and login again before you are a member of the subversion group, and can do check ins. <text:bookmark text:name="line-83"/><text:bookmark text:name="line-82"/></text:p>
      <text:p text:style-name="Text_20_body">Now issue the following commands: </text:p>
      <table:table table:name="Table2" table:style-name="Table2">
        <table:table-column table:style-name="Table2.A"/>
        <table:table-row>
          <table:table-cell table:style-name="Table2.A1" office:value-type="string">
            <text:p text:style-name="Preformatted_20_Text"><text:s text:c="3"/>$ sudo mkdir /usr/svn/repos</text:p>
            <text:p text:style-name="Preformatted_20_Text"><text:bookmark text:name="line-2"/><text:s text:c="3"/>$ cd /usr/svn/repos</text:p>
            <text:p text:style-name="P1"><text:s text:c="3"/>$ sudo mkdir SkillPortal</text:p>
          </table:table-cell>
        </table:table-row>
      </table:table>
      <text:p text:style-name="Text_20_body"/>
      <text:p text:style-name="Text_20_body"><text:bookmark text:name="line-91"/><text:bookmark text:name="line-90"/><text:bookmark text:name="line-89"/>The SVN repository can be created using the following command: </text:p>
      <table:table table:name="Table3" table:style-name="Table3">
        <table:table-column table:style-name="Table3.A"/>
        <table:table-row>
          <table:table-cell table:style-name="Table3.A1" office:value-type="string">
            <text:p text:style-name="P5"><text:s text:c="3"/>$ sudo svnadmin create /usr/svn/repos/SkillPortal</text:p>
          </table:table-cell>
        </table:table-row>
      </table:table>
      <text:p text:style-name="Text_20_body"/>
      <text:p text:style-name="Text_20_body"><text:bookmark text:name="line-96"/><text:bookmark text:name="line-95"/>And use the following commands to correct file permissions: </text:p>
      <table:table table:name="Table4" table:style-name="Table4">
        <table:table-column table:style-name="Table4.A"/>
        <table:table-row>
          <table:table-cell table:style-name="Table4.A1" office:value-type="string">
            <text:p text:style-name="Preformatted_20_Text"><text:s text:c="3"/>$ cd <text:span text:style-name="T6">/usr/svn/repos</text:span></text:p>
            <text:p text:style-name="Preformatted_20_Text"><text:bookmark text:name="line-2-1"/><text:s text:c="3"/>$ sudo chown -R www-data:subversion SkillPortal</text:p>
            <text:p text:style-name="P2"><text:s text:c="3"/>$ sudo chmod -R g+rws SkillPortal</text:p>
          </table:table-cell>
        </table:table-row>
      </table:table>
      <text:p text:style-name="P1"><text:bookmark text:name="line-101"/><text:bookmark text:name="line-100"/><text:bookmark text:name="line-99"/><text:bookmark text:name="line-98"/><text:bookmark text:name="line-97"/></text:p>
      <text:p text:style-name="Text_20_body"><text:bookmark text:name="line-103"/><text:bookmark text:name="line-102"/>The last command sets gid for proper permissions on all new files added to your <text:bookmark text:name="line-104"/>Subversion repository. <text:bookmark text:name="line-106"/><text:bookmark text:name="line-105"/></text:p>
      <text:p text:style-name="Text_20_body">If you want to use WebDAV as an access method described below, repeat the chmod -R g+rws Project command again. This is because svnadmin will create directories and files without group write access. This is no problem for read only access or using the custom svn protocol but when Apache tries to commit changes to the repository linux will deny it access. <text:bookmark text:name="line-107"/>Also the owner and group are set as root. This can be changed by repeating the chown and chgrp commands listed above. <text:bookmark text:name="line-109"/><text:bookmark text:name="line-108"/></text:p>
      <text:h text:style-name="Heading_20_1" text:outline-level="1"><text:bookmark text:name="Access_Methods"/><text:soft-page-break/>Access Methods</text:h>
      <text:p text:style-name="Text_20_body"><text:bookmark text:name="line-111"/><text:bookmark text:name="line-110"/>Subversion repositories can be accessed (checkout) through many different <text:bookmark text:name="line-112"/>methods-on local disk, or through various network protocols. A <text:bookmark text:name="line-113"/>repository location, however, is always a URL. The table describes how <text:bookmark text:name="line-114"/>different URL schemas map to the available access methods. <text:bookmark text:name="line-116"/><text:bookmark text:name="line-115"/></text:p>
      <table:table table:name="Table1" table:style-name="Table1">
        <table:table-column table:style-name="Table1.A"/>
        <table:table-column table:style-name="Table1.B"/>
        <table:table-row table:style-name="Table1.1">
          <table:table-cell table:style-name="Table1.A1" office:value-type="string">
            <text:p text:style-name="P4"><text:span text:style-name="Strong_20_Emphasis"><text:span text:style-name="T4">Schema</text:span></text:span><text:span text:style-name="T4"> </text:span></text:p>
          </table:table-cell>
          <table:table-cell table:style-name="Table1.A1" office:value-type="string">
            <text:p text:style-name="P4"><text:span text:style-name="Strong_20_Emphasis"><text:span text:style-name="T4">Access Method</text:span></text:span><text:span text:style-name="T4"> </text:span></text:p>
          </table:table-cell>
        </table:table-row>
        <table:table-row>
          <table:table-cell table:style-name="Table1.A6" office:value-type="string">
            <text:p text:style-name="P3"><text:bookmark text:name="line-117"/><text:span text:style-name="Teletype">file:///</text:span> </text:p>
          </table:table-cell>
          <table:table-cell table:style-name="Table1.B6" office:value-type="string">
            <text:p text:style-name="P3">direct repository access (on local disk) </text:p>
          </table:table-cell>
        </table:table-row>
        <table:table-row>
          <table:table-cell table:style-name="Table1.A6" office:value-type="string">
            <text:p text:style-name="P3"><text:bookmark text:name="line-118"/><text:span text:style-name="Teletype">http://</text:span> </text:p>
          </table:table-cell>
          <table:table-cell table:style-name="Table1.B6" office:value-type="string">
            <text:p text:style-name="P3">Access via WebDAV protocol to Subversion-aware Apache 2 web server </text:p>
          </table:table-cell>
        </table:table-row>
        <table:table-row>
          <table:table-cell table:style-name="Table1.A6" office:value-type="string">
            <text:p text:style-name="P3"><text:bookmark text:name="line-119"/><text:span text:style-name="Teletype">https://</text:span> </text:p>
          </table:table-cell>
          <table:table-cell table:style-name="Table1.B6" office:value-type="string">
            <text:p text:style-name="P3">Same as http://, but with SSL encryption </text:p>
          </table:table-cell>
        </table:table-row>
        <table:table-row>
          <table:table-cell table:style-name="Table1.A6" office:value-type="string">
            <text:p text:style-name="P3"><text:bookmark text:name="line-120"/><text:span text:style-name="Teletype">svn://</text:span> </text:p>
          </table:table-cell>
          <table:table-cell table:style-name="Table1.B6" office:value-type="string">
            <text:p text:style-name="P3">Access via custom protocol to an svnserve server </text:p>
          </table:table-cell>
        </table:table-row>
        <table:table-row>
          <table:table-cell table:style-name="Table1.A6" office:value-type="string">
            <text:p text:style-name="P3"><text:bookmark text:name="line-121"/><text:span text:style-name="Teletype">svn+ssh://</text:span></text:p>
          </table:table-cell>
          <table:table-cell table:style-name="Table1.B6" office:value-type="string">
            <text:p text:style-name="P3">Same as svn://, but through an SSH tunnel </text:p>
          </table:table-cell>
        </table:table-row>
      </table:table>
      <text:p text:style-name="Text_20_body"/>
      <text:p text:style-name="Text_20_body"><text:bookmark text:name="line-123"/><text:bookmark text:name="line-122"/>In this section, we will see how to configure SVN for http access <text:bookmark text:name="line-124"/>method. Here, we cover the basics. For more advanced usage details, <text:bookmark text:name="line-125"/>you are always recommended to refer the <text:a xlink:type="simple" xlink:href="http://svnbook.red-bean.com/">svn book</text:a>. <text:bookmark text:name="line-127"/><text:bookmark text:name="line-126"/></text:p>
      <text:h text:style-name="Heading_20_2" text:outline-level="2"><text:bookmark text:name="Direct_repository_access_.28file:.2BAC8ALw.29"/>Direct repository access (file://)</text:h>
      <text:p text:style-name="Text_20_body"><text:bookmark text:name="line-129"/><text:bookmark text:name="line-128"/>This is the simplest of all access methods. It does not require any <text:bookmark text:name="line-130"/>SVN server process to be running. This access method is used to access <text:bookmark text:name="line-131"/>SVN from the same machine. The syntax is as follows: <text:bookmark text:name="line-133"/><text:bookmark text:name="line-132"/></text:p>
      <text:p text:style-name="Standard"/>
      <table:table table:name="Table5" table:style-name="Table5">
        <table:table-column table:style-name="Table5.A"/>
        <table:table-row>
          <table:table-cell table:style-name="Table5.A1" office:value-type="string">
            <text:p text:style-name="Preformatted_20_Text"><text:span text:style-name="T6"><text:s text:c="2"/></text:span>$ svn co <text:a xlink:type="simple" xlink:href="../../../../svn/Project">file:///home/svn/</text:a>SkillPortal</text:p>
            <text:p text:style-name="Preformatted_20_Text"/>
            <text:p text:style-name="Preformatted_20_Text"><text:bookmark text:name="line-2-2"/><text:s text:c="12"/><text:span text:style-name="T2">OR</text:span></text:p>
            <text:p text:style-name="P10"/>
            <text:p text:style-name="P2"><text:s text:c="2"/>$ svn co file://localhost/home/svn/SkillPortal</text:p>
          </table:table-cell>
        </table:table-row>
      </table:table>
      <text:p text:style-name="Preformatted_20_Text"><text:bookmark text:name="line-1-3"/><text:bookmark text:name="line-137"/><text:bookmark text:name="line-136"/><text:bookmark text:name="line-135"/><text:bookmark text:name="line-134"/><text:s text:c="2"/></text:p>
      <text:p text:style-name="Preformatted_20_Text"/>
      <text:p text:style-name="Text_20_body"><text:bookmark text:name="line-139"/><text:bookmark text:name="line-138"/><text:span text:style-name="Emphasis"><text:span text:style-name="T7">NOTE: Please note, if you do not specify the hostname, you must use </text:span></text:span><text:bookmark text:name="line-140"/><text:span text:style-name="Emphasis"><text:span text:style-name="T7">three forward slashes (///). If you specify the hostname, you must use </text:span></text:span><text:bookmark text:name="line-141"/><text:span text:style-name="Emphasis"><text:span text:style-name="T7">two forward slashes (//).</text:span></text:span><text:span text:style-name="T7"> </text:span><text:bookmark text:name="line-143"/><text:bookmark text:name="line-142"/></text:p>
      <text:p text:style-name="Text_20_body">The repository permission is dependent on file system permission. If the <text:bookmark text:name="line-144"/>user has read/write permission, he can checkout/commit the changes to the <text:bookmark text:name="line-145"/>repository. If you set permissions as above, you can give new users the ability <text:bookmark text:name="line-146"/>to checkout/commit by simply adding them to the Subversion group you added above. <text:bookmark text:name="line-148"/><text:bookmark text:name="line-147"/></text:p>
      <text:h text:style-name="Heading_20_2" text:outline-level="2"><text:bookmark text:name="Access_via_WebDAV_protocol_.28http:.2BAC8ALw.29"/>Access via WebDAV protocol (http://)</text:h>
      <text:p text:style-name="Text_20_body"><text:bookmark text:name="line-150"/><text:bookmark text:name="line-149"/>To access the SVN repository via WebDAV protocol, you must configure <text:bookmark text:name="line-151"/>your Apache 2 web server. <text:bookmark text:name="line-153"/><text:bookmark text:name="line-152"/></text:p>
      <text:p text:style-name="Text_20_body">First install the following package <text:span text:style-name="Teletype">libapache2-svn</text:span> (see <text:a xlink:type="simple" xlink:href="https://help.ubuntu.com/community/InstallingSoftware">InstallingSoftware</text:a>). <text:bookmark text:name="line-155"/><text:bookmark text:name="line-154"/></text:p>
      <text:p text:style-name="Text_20_body"><text:soft-page-break/><text:span text:style-name="Emphasis"><text:span text:style-name="T8">NOTE: If you have already tried to install the "dav" modules manually, package installation may fail. Simply remove all files beginning with "dav" from the </text:span></text:span><text:span text:style-name="Emphasis"><text:span text:style-name="Teletype"><text:span text:style-name="T8">mods-enabled</text:span></text:span></text:span><text:span text:style-name="Emphasis"><text:span text:style-name="T8"> directory, then remove and install the package again. Let the package put files in the correct place, then edit your configuration.</text:span></text:span><text:span text:style-name="T8"> </text:span><text:bookmark text:name="line-157"/><text:bookmark text:name="line-156"/></text:p>
      <text:p text:style-name="Text_20_body">You must add the following snippet in your <text:bookmark text:name="line-158"/><text:span text:style-name="Teletype">/etc/apache2/mods-available/dav_svn.conf</text:span> file: </text:p>
      <text:p text:style-name="Standard"/>
      <table:table table:name="Table6" table:style-name="Table6">
        <table:table-column table:style-name="Table6.A"/>
        <table:table-row>
          <table:table-cell table:style-name="Table6.A1" office:value-type="string">
            <text:p text:style-name="Preformatted_20_Text"><text:s text:c="2"/>&lt;Location /svn/Project&gt;</text:p>
            <text:p text:style-name="Preformatted_20_Text"><text:bookmark text:name="line-2-3"/><text:s text:c="5"/>DAV svn</text:p>
            <text:p text:style-name="Preformatted_20_Text"><text:bookmark text:name="line-3-3"/><text:s text:c="5"/>SVNPath /home/svn/Project</text:p>
            <text:p text:style-name="Preformatted_20_Text"><text:bookmark text:name="line-4"/><text:s text:c="5"/>AuthType Basic</text:p>
            <text:p text:style-name="Preformatted_20_Text"><text:bookmark text:name="line-5"/><text:s text:c="5"/>AuthName "Project subversion repository"</text:p>
            <text:p text:style-name="Preformatted_20_Text"><text:bookmark text:name="line-6"/><text:s text:c="5"/>AuthUserFile /etc/subversion/passwd</text:p>
            <text:p text:style-name="Preformatted_20_Text"><text:bookmark text:name="line-7"/><text:s text:c="5"/>&lt;LimitExcept GET PROPFIND OPTIONS REPORT&gt;</text:p>
            <text:p text:style-name="Preformatted_20_Text"><text:bookmark text:name="line-810"/><text:s text:c="8"/>Require valid-user</text:p>
            <text:p text:style-name="Preformatted_20_Text"><text:bookmark text:name="line-910"/><text:s text:c="5"/>&lt;/LimitExcept&gt;</text:p>
            <text:p text:style-name="P2"><text:s text:c="2"/>&lt;/Location&gt;</text:p>
          </table:table-cell>
        </table:table-row>
      </table:table>
      <text:p text:style-name="P1"/>
      <text:p text:style-name="Text_20_body"><text:bookmark text:name="line-173"/><text:bookmark text:name="line-172"/><text:span text:style-name="Strong_20_Emphasis"><text:span text:style-name="T7">NOTE:</text:span></text:span><text:span text:style-name="T7"> The above configuration assumes that all Subversion repositories are available under </text:span><text:span text:style-name="Teletype"><text:span text:style-name="T7">/home/svn</text:span></text:span><text:span text:style-name="T7"> directory. </text:span><text:bookmark text:name="line-176"/><text:bookmark text:name="line-175"/><text:bookmark text:name="line-174"/></text:p>
      <text:p text:style-name="Text_20_body"><text:span text:style-name="Strong_20_Emphasis">TIP:</text:span> If you want the ability to browse all projects on this repository by going to the root url (<text:a xlink:type="simple" xlink:href="http://www.serveraddress.com/svn">http://www.serveraddress.com/svn</text:a>) use the following in dav_svn.conf <text:span text:style-name="Strong_20_Emphasis">instead</text:span> of the previous listing: <text:bookmark text:name="line-178"/><text:bookmark text:name="line-177"/></text:p>
      <text:p text:style-name="Standard"/>
      <table:table table:name="Table7" table:style-name="Table7">
        <table:table-column table:style-name="Table7.A"/>
        <table:table-row>
          <table:table-cell table:style-name="Table7.A1" office:value-type="string">
            <text:p text:style-name="Standard">&lt;Location /svn&gt;</text:p>
            <text:p text:style-name="Preformatted_20_Text"><text:s text:c="5"/>DAV svn</text:p>
            <text:p text:style-name="Preformatted_20_Text"><text:bookmark text:name="line-3-4"/><text:s text:c="5"/>SVNParentPath /home/svn</text:p>
            <text:p text:style-name="Preformatted_20_Text"><text:bookmark text:name="line-4-1"/><text:s text:c="5"/>SVNListParentPath On</text:p>
            <text:p text:style-name="Preformatted_20_Text"><text:bookmark text:name="line-5-1"/><text:s text:c="5"/>AuthType Basic</text:p>
            <text:p text:style-name="Preformatted_20_Text"><text:bookmark text:name="line-6-1"/><text:s text:c="5"/>AuthName "Subversion Repository"</text:p>
            <text:p text:style-name="Preformatted_20_Text"><text:bookmark text:name="line-7-1"/><text:s text:c="5"/>AuthUserFile /etc/subversion/passwd</text:p>
            <text:p text:style-name="Preformatted_20_Text"><text:bookmark text:name="line-8-1"/><text:s text:c="5"/>&lt;LimitExcept GET PROPFIND OPTIONS REPORT&gt;</text:p>
            <text:p text:style-name="Preformatted_20_Text"><text:bookmark text:name="line-9-1"/><text:s text:c="8"/>Require valid-user</text:p>
            <text:p text:style-name="Preformatted_20_Text"><text:bookmark text:name="line-10-1"/><text:s text:c="5"/>&lt;/LimitExcept&gt;</text:p>
            <text:p text:style-name="P2"><text:s text:c="2"/>&lt;/Location&gt;</text:p>
          </table:table-cell>
        </table:table-row>
      </table:table>
      <text:p text:style-name="Preformatted_20_Text"><text:bookmark text:name="line-1-5"/><text:bookmark text:name="line-190"/><text:bookmark text:name="line-189"/><text:bookmark text:name="line-188"/><text:bookmark text:name="line-187"/><text:bookmark text:name="line-186"/><text:bookmark text:name="line-185"/><text:bookmark text:name="line-184"/><text:bookmark text:name="line-183"/><text:bookmark text:name="line-182"/><text:bookmark text:name="line-181"/><text:bookmark text:name="line-180"/><text:bookmark text:name="line-179"/><text:s/></text:p>
      <text:p text:style-name="Preformatted_20_Text"><text:s/></text:p>
      <text:p text:style-name="Text_20_body"><text:bookmark text:name="line-192"/><text:bookmark text:name="line-191"/><text:span text:style-name="Strong_20_Emphasis"><text:span text:style-name="T7">NOTE:</text:span></text:span><text:span text:style-name="T7"> The above configuration allows anonymous read access to the repositories. If you want to require authentication with any of the users specified within the file to access the repository remove the lines &lt;</text:span><text:a xlink:type="simple" xlink:href="https://help.ubuntu.com/community/LimitExcept"><text:span text:style-name="T7">LimitExcept</text:span></text:a><text:span text:style-name="T7"> ...&gt; and &lt;</text:span><text:a xlink:type="simple" xlink:href="https://help.ubuntu.com/community/Subversion/LimitExcept"><text:span text:style-name="T7">/LimitExcept</text:span></text:a><text:span text:style-name="T7">&gt; (i.e. leave only the "Require valid-user" line). The previous listing would become: </text:span><text:bookmark text:name="line-194"/><text:bookmark text:name="line-193"/></text:p>
      <text:p text:style-name="Standard"/>
      <table:table table:name="Table8" table:style-name="Table8">
        <table:table-column table:style-name="Table8.A"/>
        <table:table-row>
          <table:table-cell table:style-name="Table8.A1" office:value-type="string">
            <text:p text:style-name="Preformatted_20_Text"><text:s/>&lt;Location /svn&gt;</text:p>
            <text:p text:style-name="Preformatted_20_Text"><text:bookmark text:name="line-2-5"/><text:s text:c="5"/>DAV svn</text:p>
            <text:p text:style-name="Preformatted_20_Text"><text:bookmark text:name="line-3-5"/><text:s text:c="5"/>SVNParentPath /home/svn</text:p>
            <text:p text:style-name="Preformatted_20_Text"><text:bookmark text:name="line-4-2"/><text:s text:c="5"/>SVNListParentPath On</text:p>
            <text:p text:style-name="Preformatted_20_Text"><text:bookmark text:name="line-5-2"/><text:s text:c="5"/>AuthType Basic</text:p>
            <text:p text:style-name="Preformatted_20_Text"><text:bookmark text:name="line-6-2"/><text:s text:c="5"/>AuthName "Subversion Repository"</text:p>
            <text:p text:style-name="Preformatted_20_Text"><text:bookmark text:name="line-7-2"/><text:s text:c="5"/>AuthUserFile /etc/subversion/passwd</text:p>
            <text:p text:style-name="Preformatted_20_Text"><text:bookmark text:name="line-8-2"/><text:soft-page-break/><text:s text:c="5"/>Require valid-user</text:p>
            <text:p text:style-name="P2"><text:s text:c="2"/>&lt;/Location&gt;</text:p>
          </table:table-cell>
        </table:table-row>
      </table:table>
      <text:p text:style-name="Preformatted_20_Text"><text:bookmark text:name="line-1-6"/><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s/></text:p>
      <text:p text:style-name="Preformatted_20_Text"/>
      <text:p text:style-name="Text_20_body"><text:bookmark text:name="line-206"/><text:bookmark text:name="line-205"/><text:span text:style-name="Strong_20_Emphasis">NOTE:</text:span> If a client tries to <text:span text:style-name="Teletype">svn update</text:span> which involves updating many files, the update request might result in an error</text:p>
      <text:p text:style-name="Text_20_body"/>
      <text:p text:style-name="Text_20_body"><text:span text:style-name="T10">Using mods_authz_svn</text:span></text:p>
      <text:h text:style-name="P9" text:outline-level="2"><text:span text:style-name="T2">Setup SVN (Subversion) Access Control with Apache and mod_authz_svn</text:span></text:h>
      <text:h text:style-name="Heading_20_3" text:outline-level="3">1. Change root user</text:h>
      <table:table table:name="Table15" table:style-name="Table15">
        <table:table-column table:style-name="Table15.A"/>
        <table:table-row>
          <table:table-cell table:style-name="Table15.A1" office:value-type="string">
            <text:p text:style-name="P12"><text:span text:style-name="T1">su</text:span> -</text:p>
            <text:p text:style-name="P13">## OR ##</text:p>
            <text:p text:style-name="P15"><text:span text:style-name="T1">sudo</text:span> -i</text:p>
          </table:table-cell>
        </table:table-row>
      </table:table>
      <text:h text:style-name="Heading_20_3" text:outline-level="3">2. Add SVN (Subversion) users</text:h>
      <text:p text:style-name="Text_20_body">Use following command:</text:p>
      <table:table table:name="Table16" table:style-name="Table16">
        <table:table-column table:style-name="Table16.A"/>
        <table:table-row>
          <table:table-cell table:style-name="Table16.A1" office:value-type="string">
            <text:p text:style-name="P13">## Create testuser ##</text:p>
            <text:p text:style-name="P12">htpasswd -c -m /etc/svn-auth-users testuser</text:p>
            <text:p text:style-name="P12">New password: </text:p>
            <text:p text:style-name="P12">Re-type new password: </text:p>
            <text:p text:style-name="P12">Adding password <text:span text:style-name="T1">for</text:span> user testuser</text:p>
            <text:p text:style-name="P12"> </text:p>
            <text:p text:style-name="P13">## Create testuser2 ##</text:p>
            <text:p text:style-name="P12">htpasswd -m /etc/svn-auth-users testuser2</text:p>
            <text:p text:style-name="P12">New password: </text:p>
            <text:p text:style-name="P12">Re-type new password: </text:p>
            <text:p text:style-name="P15">Adding password <text:span text:style-name="T1">for</text:span> user testuser2</text:p>
          </table:table-cell>
        </table:table-row>
      </table:table>
      <text:p text:style-name="Text_20_body"><text:span text:style-name="Strong_20_Emphasis">Note:</text:span> Use exactly same file and path name as used on <text:span text:style-name="Emphasis">subversion.conf</text:span> file. This example use <text:span text:style-name="Emphasis">/etc/svn-auth-users</text:span> file.</text:p>
      <text:h text:style-name="Heading_20_3" text:outline-level="3">3. Create SVN Access Control file</text:h>
      <text:p text:style-name="Text_20_body">On this guide, I use following <text:span text:style-name="Emphasis">/etc/svn-access-control</text:span> file.</text:p>
      <table:table table:name="Table17" table:style-name="Table17">
        <table:table-column table:style-name="Table17.A"/>
        <table:table-row>
          <table:table-cell table:style-name="Table17.A1" office:value-type="string">
            <text:p text:style-name="P13">## Open /etc/svn-access-control file with your favourite editor ##</text:p>
            <text:p text:style-name="P15"><text:span text:style-name="T1">nano</text:span> -w /etc/svn-access-control</text:p>
          </table:table-cell>
        </table:table-row>
      </table:table>
      <text:p text:style-name="Text_20_body">Add following type content to file:</text:p>
      <table:table table:name="Table18" table:style-name="Table18">
        <table:table-column table:style-name="Table18.A"/>
        <table:table-row>
          <table:table-cell table:style-name="Table18.A1" office:value-type="string">
            <text:p text:style-name="P12">[<text:span text:style-name="T1">groups</text:span>]</text:p>
            <text:p text:style-name="P12">testgroup = testuser1, testuser2</text:p>
            <text:p text:style-name="P12">testgroup2 = testuser3, testuser4, testuser5</text:p>
            <text:p text:style-name="P12">testgroup3 = testuser6, testuser7</text:p>
            <text:p text:style-name="P11"> </text:p>
            <text:p text:style-name="P12"><text:soft-page-break/>[/]</text:p>
            <text:p text:style-name="P12">* = r</text:p>
            <text:p text:style-name="P12">@testgroup = rw</text:p>
            <text:p text:style-name="P12">testuser4 = rw</text:p>
            <text:p text:style-name="P12"> </text:p>
            <text:p text:style-name="P12">[testrepo:/]</text:p>
            <text:p text:style-name="P12">@testgroup2 = rw</text:p>
            <text:p text:style-name="P12">testuser6 = rw</text:p>
            <text:p text:style-name="P12"> </text:p>
            <text:p text:style-name="P12">[testrepo2:/trunk]</text:p>
            <text:p text:style-name="P12">@testgroup3 = rw</text:p>
            <text:p text:style-name="P12">testuser5 = rw</text:p>
            <text:p text:style-name="P12"> </text:p>
            <text:p text:style-name="P12">[testrepo2:/tags]</text:p>
            <text:p text:style-name="P12">@testgroup3 = r</text:p>
            <text:p text:style-name="P15">testuser5 = rw</text:p>
          </table:table-cell>
        </table:table-row>
      </table:table>
      <text:h text:style-name="Heading_20_3" text:outline-level="3">4. Add <text:span text:style-name="Emphasis">AuthzSVNAccessFile</text:span> to subversion server config</text:h>
      <text:p text:style-name="Text_20_body">Previously created <text:span text:style-name="Emphasis">/etc/httpd/conf.d/subversion.conf</text:span> file:</text:p>
      <table:table table:name="Table19" table:style-name="Table19">
        <table:table-column table:style-name="Table19.A"/>
        <table:table-row>
          <table:table-cell table:style-name="Table19.A1" office:value-type="string">
            <text:p text:style-name="P12">LoadModule dav_svn_module <text:s text:c="4"/>modules/mod_dav_svn.so</text:p>
            <text:p text:style-name="P12">LoadModule authz_svn_module <text:s text:c="2"/>modules/mod_authz_svn.so</text:p>
            <text:p text:style-name="P12"> </text:p>
            <text:p text:style-name="P12">&lt;Location /<text:span text:style-name="T1">svn</text:span>&gt;</text:p>
            <text:p text:style-name="P12"><text:s text:c="3"/>DAV <text:span text:style-name="T1">svn</text:span></text:p>
            <text:p text:style-name="P12"><text:s text:c="3"/>SVNParentPath /var/www/<text:span text:style-name="T1">svn</text:span></text:p>
            <text:p text:style-name="P12"><text:s text:c="3"/>AuthType Basic</text:p>
            <text:p text:style-name="P12"><text:s text:c="3"/>AuthName "Subversion repositories"</text:p>
            <text:p text:style-name="P12"><text:s text:c="3"/>AuthUserFile /etc/svn-auth-users</text:p>
            <text:p text:style-name="P12"><text:s text:c="3"/>Require valid-user</text:p>
            <text:p text:style-name="P14"><text:span text:style-name="T13">&lt;/Location</text:span><text:span text:style-name="T3">&gt;</text:span></text:p>
          </table:table-cell>
        </table:table-row>
      </table:table>
      <text:p text:style-name="Text_20_body">Add AuthzSVNAccessFile row to config:</text:p>
      <table:table table:name="Table20" table:style-name="Table20">
        <table:table-column table:style-name="Table20.A"/>
        <table:table-row>
          <table:table-cell table:style-name="Table20.A1" office:value-type="string">
            <text:p text:style-name="P15">AuthzSVNAccessFile /etc/svn-access-control</text:p>
          </table:table-cell>
        </table:table-row>
      </table:table>
      <text:p text:style-name="Text_20_body">Finally <text:span text:style-name="Emphasis">/etc/httpd/conf.d/subversion.conf</text:span> file should look something like following:</text:p>
      <table:table table:name="Table21" table:style-name="Table21">
        <table:table-column table:style-name="Table21.A"/>
        <table:table-row>
          <table:table-cell table:style-name="Table21.A1" office:value-type="string">
            <text:p text:style-name="P12">LoadModule dav_svn_module <text:s text:c="4"/>modules/mod_dav_svn.so</text:p>
            <text:p text:style-name="P12">LoadModule authz_svn_module <text:s text:c="2"/>modules/mod_authz_svn.so</text:p>
            <text:p text:style-name="P12"> </text:p>
            <text:p text:style-name="P12">&lt;Location /<text:span text:style-name="T1">svn</text:span>&gt;</text:p>
            <text:p text:style-name="P12"><text:s text:c="3"/>DAV <text:span text:style-name="T1">svn</text:span></text:p>
            <text:p text:style-name="P12"><text:s text:c="3"/>SVNParentPath /var/www/<text:span text:style-name="T1">svn</text:span></text:p>
            <text:p text:style-name="P12"><text:s text:c="3"/>AuthType Basic</text:p>
            <text:p text:style-name="P12"><text:s text:c="3"/>AuthName "Subversion repositories"</text:p>
            <text:p text:style-name="P12"><text:s text:c="3"/>AuthUserFile /etc/svn-auth-users</text:p>
            <text:p text:style-name="P12"><text:s text:c="3"/>AuthzSVNAccessFile /etc/svn-access-control</text:p>
            <text:p text:style-name="P12"><text:s text:c="3"/>Require valid-user</text:p>
            <text:p text:style-name="P15">&lt;/Location&gt;</text:p>
          </table:table-cell>
        </table:table-row>
      </table:table>
      <text:h text:style-name="Heading_20_3" text:outline-level="3">5. Restart Apache Web Server</text:h>
      <table:table table:name="Table22" table:style-name="Table22">
        <table:table-column table:style-name="Table22.A"/>
        <table:table-row>
          <table:table-cell table:style-name="Table22.A1" office:value-type="string">
            <text:p text:style-name="P11"><text:span text:style-name="T3">/</text:span><text:span text:style-name="T13">etc/init.d/httpd restart</text:span></text:p>
            <text:p text:style-name="P13"><text:soft-page-break/>## OR ##</text:p>
            <text:p text:style-name="P15">service httpd restart</text:p>
          </table:table-cell>
        </table:table-row>
      </table:table>
      <text:p text:style-name="Text_20_body"><text:span text:style-name="T10"><text:line-break/></text:span><text:span text:style-name="T14">6 . final dav_svn.conf @ /etc/apache2/mods-available</text:span></text:p>
      <table:table table:name="Table14" table:style-name="Table14">
        <table:table-column table:style-name="Table14.A"/>
        <table:table-row>
          <table:table-cell table:style-name="Table14.A1" office:value-type="string">
            <text:p text:style-name="Table_20_Contents"/>
            <text:p text:style-name="Table_20_Contents">LoadModule dav_module <text:s text:c="10"/>modules/mod_dav.so</text:p>
            <text:p text:style-name="P16">LoadModule dav_svn_module <text:s text:c="6"/>/usr/lib/apache2/modules/mod_dav_svn.so</text:p>
            <text:p text:style-name="P16">LoadModule authz_svn_module <text:s text:c="4"/>/usr/lib/apache2/modules/mod_authz_svn.so <text:tab/></text:p>
            <text:p text:style-name="Table_20_Contents"><text:s text:c="2"/></text:p>
            <text:p text:style-name="Table_20_Contents"><text:s text:c="2"/>&lt;Location /svn&gt;</text:p>
            <text:p text:style-name="Table_20_Contents"/>
            <text:p text:style-name="Table_20_Contents"><text:s text:c="2"/># Uncomment this to enable the repository</text:p>
            <text:p text:style-name="Table_20_Contents"><text:s text:c="2"/>DAV svn</text:p>
            <text:p text:style-name="Table_20_Contents"/>
            <text:p text:style-name="Table_20_Contents"><text:s text:c="2"/>SVNParentPath /usr/svn/repos</text:p>
            <text:p text:style-name="Table_20_Contents"><text:s text:c="2"/></text:p>
            <text:p text:style-name="Table_20_Contents"><text:s text:c="2"/>AuthType Basic</text:p>
            <text:p text:style-name="Table_20_Contents"><text:s text:c="2"/>AuthName "Project SVN"</text:p>
            <text:p text:style-name="Table_20_Contents"><text:s text:c="2"/>AuthUserFile <text:span text:style-name="T2">/etc/svn-auth-users</text:span></text:p>
            <text:p text:style-name="Table_20_Contents"/>
            <text:p text:style-name="Table_20_Contents"><text:s text:c="2"/># To enable authorization via mod_authz_svn (enable that module separately):</text:p>
            <text:p text:style-name="Table_20_Contents"><text:s text:c="2"/>#&lt;IfModule mod_authz_svn.c&gt;</text:p>
            <text:p text:style-name="Table_20_Contents"><text:s text:c="2"/>AuthzSVNAccessFile <text:span text:style-name="T2">/etc/svn-access-control</text:span></text:p>
            <text:p text:style-name="Table_20_Contents"><text:s text:c="2"/>#&lt;/IfModule&gt;</text:p>
            <text:p text:style-name="Table_20_Contents"/>
            <text:p text:style-name="Table_20_Contents"><text:s text:c="2"/>Require valid-user</text:p>
            <text:p text:style-name="Table_20_Contents"><text:s text:c="2"/>LimitXMLRequestBody 0</text:p>
            <text:p text:style-name="Table_20_Contents"><text:s text:c="2"/></text:p>
            <text:p text:style-name="Table_20_Contents">&lt;/Location&gt;</text:p>
          </table:table-cell>
        </table:table-row>
      </table:table>
      <text:p text:style-name="Text_20_body"/>
      <text:p text:style-name="Text_20_body"><text:span text:style-name="T2"><text:s/></text:span><text:span text:style-name="Teletype"><text:span text:style-name="T2">Server sent unexpected return value (413 Request Entity Too Large) in response to REPORT</text:span></text:span><text:span text:style-name="Teletype"> request</text:span>, because the size of the update request exceeds the limit allowed by the server. You can avoid this error by disabling the request size limit by adding the line <text:span text:style-name="Teletype">LimitXMLRequestBody 0</text:span> between the &lt;Location...&gt; and &lt;/Location&gt; lines. <text:bookmark text:name="line-209"/><text:bookmark text:name="line-208"/><text:bookmark text:name="line-207"/></text:p>
      <text:p text:style-name="Text_20_body">Alternatively, you can allow svn access on a per-site basis. This is done by adding the previous snippet into the desired site configuration file located in <text:bookmark text:name="line-210"/><text:span text:style-name="Teletype">/etc/apache2/sites-available/</text:span> directory. <text:bookmark text:name="line-212"/><text:bookmark text:name="line-211"/></text:p>
      <text:p text:style-name="Text_20_body">Once you add the above lines, you must restart apache2 web server. To restart apache2 <text:bookmark text:name="line-213"/>web server, you can run the following command: <text:bookmark text:name="line-215"/><text:bookmark text:name="line-214"/></text:p>
      <text:p text:style-name="Standard"/>
      <table:table table:name="Table9" table:style-name="Table9">
        <table:table-column table:style-name="Table9.A"/>
        <table:table-row>
          <table:table-cell table:style-name="Table9.A1" office:value-type="string">
            <text:p text:style-name="P2">sudo /etc/init.d/apache2 restart</text:p>
          </table:table-cell>
        </table:table-row>
      </table:table>
      <text:p text:style-name="Text_20_body"/>
      <text:p text:style-name="Text_20_body">Next, you must create /etc/subversion/passwd file. This file contains <text:bookmark text:name="line-220"/>user authentication details. <text:bookmark text:name="line-222"/><text:bookmark text:name="line-221"/></text:p>
      <text:p text:style-name="Text_20_body"><text:soft-page-break/>If you have just installed SVN, the passwd file will not yet exist and needs to be created using the "-c" switch. Adding any users after that should be done without the "-c" switch to avoid overwriting the passwd file. <text:bookmark text:name="line-224"/><text:bookmark text:name="line-223"/></text:p>
      <text:p text:style-name="Text_20_body">To add the first entry, ie.. to add the first user, you can run the following command: <text:bookmark text:name="line-226"/><text:bookmark text:name="line-225"/></text:p>
      <text:p text:style-name="Standard"/>
      <table:table table:name="Table10" table:style-name="Table10">
        <table:table-column table:style-name="Table10.A"/>
        <table:table-row>
          <table:table-cell table:style-name="Table10.A1" office:value-type="string">
            <text:p text:style-name="P2"><text:s text:c="2"/>sudo htpasswd -c /etc/subversion/passwd user_name</text:p>
          </table:table-cell>
        </table:table-row>
      </table:table>
      <text:p text:style-name="Text_20_body"/>
      <text:p text:style-name="Text_20_body"><text:bookmark text:name="line-230"/><text:bookmark text:name="line-229"/>It prompts you to enter the password. Once you enter the password, the user is added. <text:bookmark text:name="line-232"/><text:bookmark text:name="line-231"/></text:p>
      <text:p text:style-name="Text_20_body">To add more users after that, you can run the following command: <text:bookmark text:name="line-234"/><text:bookmark text:name="line-233"/></text:p>
      <text:p text:style-name="Standard"/>
      <table:table table:name="Table11" table:style-name="Table11">
        <table:table-column table:style-name="Table11.A"/>
        <table:table-row>
          <table:table-cell table:style-name="Table11.A1" office:value-type="string">
            <text:p text:style-name="P2"><text:s text:c="2"/>sudo htpasswd /etc/subversion/passwd second_user_name</text:p>
          </table:table-cell>
        </table:table-row>
      </table:table>
      <text:p text:style-name="Text_20_body"/>
      <text:p text:style-name="Text_20_body"><text:bookmark text:name="line-238"/><text:bookmark text:name="line-237"/>If you are uncertain whether the passwd file exists, running the command below will tell you whether the file already exists: </text:p>
      <text:p text:style-name="Standard"/>
      <table:table table:name="Table12" table:style-name="Table12">
        <table:table-column table:style-name="Table12.A"/>
        <table:table-row>
          <table:table-cell table:style-name="Table12.A1" office:value-type="string">
            <text:p text:style-name="P2"><text:s text:c="2"/>cat /etc/subversion/passwd</text:p>
          </table:table-cell>
        </table:table-row>
      </table:table>
      <text:p text:style-name="Text_20_body"><text:bookmark text:name="line-244"/><text:bookmark text:name="line-243"/><text:line-break/>Now, to access the repository you can run the <text:bookmark text:name="line-245"/>following command: </text:p>
      <text:p text:style-name="Standard"/>
      <table:table table:name="Table13" table:style-name="Table13">
        <table:table-column table:style-name="Table13.A"/>
        <table:table-row>
          <table:table-cell table:style-name="Table13.A1" office:value-type="string">
            <text:p text:style-name="P2"><text:s text:c="2"/>$ svn co http://hostname/svn/Project Project --username user_name</text:p>
          </table:table-cell>
        </table:table-row>
      </table:table>
      <text:p text:style-name="Text_20_body"/>
      <text:p text:style-name="Text_20_body">It prompts you to enter the password. You must enter the password <text:bookmark text:name="line-252"/>configured using htpasswd command. Once it is authenticated the <text:bookmark text:name="line-253"/>project is checked out. <text:bookmark text:name="line-254"/>If you encounter access denied, please remember to logout and login again for your membership of the subversion user-group to take effect. <text:bookmark text:name="line-256"/><text:bookmark text:name="line-255"/></text:p>
      <text:p text:style-name="Text_20_body"><text:span text:style-name="Strong_20_Emphasis"><text:span text:style-name="T9">WARNING: The password is transmitted as plain text. If you are worried </text:span></text:span><text:bookmark text:name="line-257"/><text:span text:style-name="Strong_20_Emphasis"><text:span text:style-name="T9">about password snooping, you are advised to use SSL encryption. For </text:span></text:span><text:bookmark text:name="line-258"/><text:span text:style-name="Strong_20_Emphasis"><text:span text:style-name="T9">details, please refer next section.</text:span></text:span><text:span text:style-name="T9"> </text:span><text:bookmark text:name="line-260"/><text:bookmark text:name="line-259"/></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Micro Hei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7T15:40:03</meta:creation-date>
    <dc:date>2013-08-19T16:36:17</dc:date>
    <meta:editing-duration>PT33M24S</meta:editing-duration>
    <meta:editing-cycles>5</meta:editing-cycles>
    <meta:generator>LibreOffice/3.5$Linux_X86_64 LibreOffice_project/350m1$Build-2</meta:generator>
    <meta:document-statistic meta:table-count="22" meta:image-count="0" meta:object-count="0" meta:page-count="8" meta:paragraph-count="217" meta:word-count="1774" meta:character-count="12396" meta:non-whitespace-character-count="10471"/>
  </office:meta>
</office:document-meta>
</file>